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tton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tton.setTabIndex( String 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tton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tton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tton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tton.se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tton.setOnBlu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tton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tto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tton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utton.setTabIndex( int 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tton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tton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tton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tton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tton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tton.setOnFocu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tton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tton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tton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tton.but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utton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tton.setDisabled( boolean disabl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utton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tton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